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enemy shall not relent. However, we will
defend this town to the death.”</text:p>
          </table:table-cell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 office:value-type="string">
            <text:p>Priest
“I will be waiting here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